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weight="bold" officeooo:rsid="000a7e3e" officeooo:paragraph-rsid="000a7e3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weight="normal" officeooo:rsid="000a7e3e" officeooo:paragraph-rsid="000a7e3e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5pt" fo:font-weight="bold" officeooo:rsid="000a7e3e" officeooo:paragraph-rsid="000a7e3e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normal" officeooo:rsid="000a7e3e" officeooo:paragraph-rsid="000a7e3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officeooo:rsid="000ef144" officeooo:paragraph-rsid="000ef144" style:font-weight-asian="normal" style:font-weight-complex="normal"/>
    </style:style>
    <style:style style:name="T1" style:family="text">
      <style:text-properties officeooo:rsid="000ef1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ABARITO</text:p>
      <text:p text:style-name="P1">DUPLA:</text:p>
      <text:p text:style-name="P2">Layane Souza Lino</text:p>
      <text:p text:style-name="P2">Larissa Maria Rocha Souza</text:p>
      <text:p text:style-name="P2"/>
      <text:p text:style-name="P2">1º) B</text:p>
      <text:p text:style-name="P2"/>
      <text:p text:style-name="P2">2º) <text:span text:style-name="T1">D</text:span></text:p>
      <text:p text:style-name="P2"/>
      <text:p text:style-name="P2">3º) D</text:p>
      <text:p text:style-name="P2"/>
      <text:p text:style-name="P2">4º) =SOMA(C2:B3)</text:p>
      <text:p text:style-name="P2"/>
      <text:p text:style-name="P2">5º) <text:span text:style-name="T1">Nós clicamos em inserir figura, vamos nos arquivos clicamos na imagem que desejamos e damos enter ajeitamos e pronto.</text:span></text:p>
      <text:p text:style-name="P2"/>
      <text:p text:style-name="P5">6º) CTRL + O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6T10:12:48.686000000</meta:creation-date>
    <dc:date>2022-06-06T11:27:07.989000000</dc:date>
    <meta:editing-duration>PT4M1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0" meta:word-count="41" meta:character-count="220" meta:non-whitespace-character-count="189"/>
  </office:meta>
</office:document-meta>
</file>